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E000000509DB7C1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13cm" fo:margin-left="-0.413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0.7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3.307cm"/>
    </style:style>
    <style:style style:name="Table1.H" style:family="table-column">
      <style:table-column-properties style:column-width="3.985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officeooo:rsid="001f5d92" officeooo:paragraph-rsid="001f5d92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Table_20_Contents">
      <style:text-properties fo:font-size="11pt" fo:font-weight="bold" style:font-size-asian="9.60000038146973pt" style:font-weight-asian="bold" style:font-size-complex="11pt" style:font-weight-complex="bold"/>
    </style:style>
    <style:style style:name="P6" style:family="paragraph" style:parent-style-name="Table_20_Contents">
      <style:text-properties officeooo:rsid="001f5d92" officeooo:paragraph-rsid="001f5d92"/>
    </style:style>
    <style:style style:name="P7" style:family="paragraph" style:parent-style-name="Table_20_Contents">
      <style:text-properties fo:font-weight="bold" officeooo:rsid="001f5d92" officeooo:paragraph-rsid="001f5d92" style:font-weight-asian="bold" style:font-weight-complex="bold"/>
    </style:style>
    <style:style style:name="P8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6pt" fo:font-weight="normal" officeooo:paragraph-rsid="001f5d92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fo:font-weight="normal" officeooo:rsid="001f5d92" officeooo:paragraph-rsid="001f5d92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0pt" fo:font-weight="normal" officeooo:rsid="0020dbfc" officeooo:paragraph-rsid="0020dbf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0pt" fo:font-weight="normal" officeooo:rsid="002b9c09" officeooo:paragraph-rsid="002b9c0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0pt" fo:font-weight="normal" officeooo:rsid="002c680d" officeooo:paragraph-rsid="002c680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0pt" fo:font-weight="normal" officeooo:rsid="00262cf6" officeooo:paragraph-rsid="00262cf6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ff849" officeooo:paragraph-rsid="002ff849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45747" officeooo:paragraph-rsid="0024574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2ff849" officeooo:paragraph-rsid="0025ece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385744" officeooo:paragraph-rsid="00385744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e627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4"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5">{{codigo_linha_digitavel}}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3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>VENCIMENTO</text:p>
            <text:p text:style-name="P19">{{ data_vencimento }}</text:p>
          </table:table-cell>
        </table:table-row>
        <table:table-row>
          <table:table-cell table:style-name="Table1.A10" table:number-columns-spanned="7" office:value-type="string">
            <text:p text:style-name="P11">CEDENTE</text:p>
            <text:p text:style-name="P11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AGÊNCIA/CÓDIGO CEDENTE</text:p>
          </table:table-cell>
        </table:table-row>
        <table:table-row>
          <table:table-cell table:style-name="Table1.A5" office:value-type="string">
            <text:p text:style-name="P11">DATA DO DOCUMENTO</text:p>
          </table:table-cell>
          <table:table-cell table:style-name="Table1.B4" table:number-columns-spanned="2" office:value-type="string">
            <text:p text:style-name="P11">NÚMERO DO DOCUMENTO</text:p>
          </table:table-cell>
          <table:covered-table-cell/>
          <table:table-cell table:style-name="Table1.D4" table:number-columns-spanned="2" office:value-type="string">
            <text:p text:style-name="P11">ESPÉCIE DOCUM.</text:p>
          </table:table-cell>
          <table:covered-table-cell/>
          <table:table-cell table:style-name="Table1.F4" office:value-type="string">
            <text:p text:style-name="P11">ACEITE</text:p>
          </table:table-cell>
          <table:table-cell table:style-name="Table1.G5" office:value-type="string">
            <text:p text:style-name="P11">DATA DE PROCESSAMENTO</text:p>
          </table:table-cell>
          <table:table-cell table:style-name="Table1.H10" office:value-type="string">
            <text:p text:style-name="P11">NOSSO NÚMERO</text:p>
            <text:p text:style-name="P11"/>
            <text:p text:style-name="P12">{{ nosso_numero }}</text:p>
          </table:table-cell>
        </table:table-row>
        <table:table-row>
          <table:table-cell table:style-name="Table1.A5" office:value-type="string">
            <text:p text:style-name="P11">USO DO BANCO</text:p>
          </table:table-cell>
          <table:table-cell table:style-name="Table1.B5" office:value-type="string">
            <text:p text:style-name="P11">CARTEIRA</text:p>
            <text:p text:style-name="P11"/>
            <text:p text:style-name="P18">18</text:p>
          </table:table-cell>
          <table:table-cell table:style-name="Table1.C5" office:value-type="string">
            <text:p text:style-name="P11">ESPÉCIE MOEDA</text:p>
            <text:p text:style-name="P11"/>
            <text:p text:style-name="P16">Reais</text:p>
          </table:table-cell>
          <table:table-cell table:style-name="Table1.D5" table:number-columns-spanned="3" office:value-type="string">
            <text:p text:style-name="P11">QUANTIDADE</text:p>
          </table:table-cell>
          <table:covered-table-cell/>
          <table:covered-table-cell/>
          <table:table-cell table:style-name="Table1.G5" office:value-type="string">
            <text:p text:style-name="P11">VALOR</text:p>
          </table:table-cell>
          <table:table-cell table:style-name="Table1.H10" office:value-type="string">
            <text:p text:style-name="P11">1 (=) VALOR DOCUMENTO</text:p>
            <text:p text:style-name="P11"/>
            <text:p text:style-name="P13">{{ valor_principal }}</text:p>
          </table:table-cell>
        </table:table-row>
        <table:table-row>
          <table:table-cell table:style-name="Table1.A10" table:number-rows-spanned="5" table:number-columns-spanned="7" office:value-type="string">
            <text:p text:style-name="P6">INSTRUÇÕES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/>
            <text:p text:style-name="P2">Governo Federal – Guia de Recolhimento da União. GRU - Cobr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2 (-) DESCONTO/ABATIMENTO</text:p>
            <text:p text:style-name="P11"/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3 (-) OUTRAS DEDUÇÕES</text:p>
            <text:p text:style-name="P11"/>
            <text:p text:style-name="P1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4 (+) MORA/MULTA</text:p>
            <text:p text:style-name="P11"/>
            <text:p text:style-name="P1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5 (+) OUTROS ACRÉSCIMOS</text:p>
            <text:p text:style-name="P11"/>
            <text:p text:style-name="P14">{{ valor_correcao }}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1">6 (=) VALOR COBRADO</text:p>
            <text:p text:style-name="P11"/>
            <text:p text:style-name="P15">{{valor_total}}</text:p>
          </table:table-cell>
        </table:table-row>
        <table:table-row>
          <table:table-cell table:style-name="Table1.A13" table:number-columns-spanned="8" office:value-type="string">
            <text:p text:style-name="P11">SACADO</text:p>
            <text:p text:style-name="P11"/>
            <text:p text:style-name="P11"/>
            <text:p text:style-name="P17">{{nome_titulado}} – CPF: {{cpf_titulado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8">AUTENTICAÇÃO MECÂNICA – <text:span text:style-name="T2">FICHA DE COMPENSAÇÃ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1" draw:name="graphics2" text:anchor-type="paragraph" svg:width="17cm" svg:height="1.813cm" draw:z-index="0"><draw:image xlink:href="Pictures/10000201000002EE000000509DB7C132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6-05-11T11:10:33.342290042</dc:date>
    <meta:editing-duration>PT2H32M28S</meta:editing-duration>
    <meta:editing-cycles>40</meta:editing-cycles>
    <meta:generator>LibreOffice/4.3.3.2$Linux_X86_64 LibreOffice_project/430m0$Build-2</meta:generator>
    <dc:creator>waldenilson </dc:creator>
    <meta:document-statistic meta:table-count="1" meta:image-count="1" meta:object-count="0" meta:page-count="1" meta:paragraph-count="36" meta:word-count="96" meta:character-count="664" meta:non-whitespace-character-count="600"/>
  </office:meta>
</office:document-meta>
</file>